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05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105.39pt"/>
    </style:style>
    <style:style style:name="co4" style:family="table-column">
      <style:table-column-properties fo:break-before="auto" style:column-width="102.3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370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ompleteness 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<text:s/>Strain heterogeneity <text:s/></text:p>
          </table:table-cell>
          <table:table-cell office:value-type="string" calcext:value-type="string">
            <text:p>Taxonomy (Phylophlan)</text:p>
          </table:table-cell>
          <table:table-cell office:value-type="string" calcext:value-type="string">
            <text:p>Motility/chemotaxis</text:p>
          </table:table-cell>
        </table:table-row>
        <table:table-row table:style-name="ro1">
          <table:table-cell office:value-type="string" calcext:value-type="string">
            <text:p>AM_1228</text:p>
          </table:table-cell>
          <table:table-cell office:value-type="float" office:value="37.72" calcext:value-type="float">
            <text:p>37.7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&gt;AM_2146_00677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221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371 Swarming motility protein Swr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05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3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3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95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421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521 Methyl-accepting chemotaxis protein I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3036</text:p>
          </table:table-cell>
          <table:table-cell office:value-type="float" office:value="87.73" calcext:value-type="float">
            <text:p>87.73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&gt;AM_3036_01681 Methyl-accepting chemotaxis protein Mcp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3898</text:p>
          </table:table-cell>
          <table:table-cell office:value-type="float" office:value="91.76" calcext:value-type="float">
            <text:p>91.76</text:p>
          </table:table-cell>
          <table:table-cell office:value-type="float" office:value="3.02" calcext:value-type="float">
            <text:p>3.02</text:p>
          </table:table-cell>
          <table:table-cell office:value-type="float" office:value="42.86" calcext:value-type="float">
            <text:p>42.86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AM_3898_02207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4691</text:p>
          </table:table-cell>
          <table:table-cell office:value-type="float" office:value="84.07" calcext:value-type="float">
            <text:p>84.07</text:p>
          </table:table-cell>
          <table:table-cell office:value-type="float" office:value="1.15" calcext:value-type="float">
            <text:p>1.15</text:p>
          </table:table-cell>
          <table:table-cell office:value-type="float" office:value="33.33" calcext:value-type="float">
            <text:p>33.33</text:p>
          </table:table-cell>
          <table:table-cell table:style-name="ce1" office:value-type="string" calcext:value-type="string">
            <text:p>Chlorobiaceae</text:p>
          </table:table-cell>
          <table:table-cell office:value-type="string" calcext:value-type="string">
            <text:p>&gt;AM_4691_01914 Swarming motility protein Swr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4691_02166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146</text:p>
          </table:table-cell>
          <table:table-cell office:value-type="float" office:value="37.72" calcext:value-type="float">
            <text:p>37.7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&gt;AM_2146_0005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3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3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295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421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521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0677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221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146_01371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206</text:p>
          </table:table-cell>
          <table:table-cell office:value-type="float" office:value="98.69" calcext:value-type="float">
            <text:p>98.6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anomicrobiales</text:p>
          </table:table-cell>
          <table:table-cell office:value-type="string" calcext:value-type="string">
            <text:p>&gt;AM_2206_00781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089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136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230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2583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2842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2926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3043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206_03056 Methyl-accepting chemotaxis protein II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991</text:p>
          </table:table-cell>
          <table:table-cell office:value-type="float" office:value="95.07" calcext:value-type="float">
            <text:p>9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thanomicrobiales</text:p>
          </table:table-cell>
          <table:table-cell office:value-type="string" calcext:value-type="string">
            <text:p>&gt;AM_2991_00214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033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0408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0515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0700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084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490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650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83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875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920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253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2567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2576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2909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470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91_01838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628</text:p>
          </table:table-cell>
          <table:table-cell office:value-type="float" office:value="96.08" calcext:value-type="float">
            <text:p>96.08</text:p>
          </table:table-cell>
          <table:table-cell office:value-type="float" office:value="0.87" calcext:value-type="float">
            <text:p>0.87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Methanomicrobiales</text:p>
          </table:table-cell>
          <table:table-cell office:value-type="string" calcext:value-type="string">
            <text:p>&gt;AM_628_00437 Methyl-accepting chemotaxis protein 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489</text:p>
          </table:table-cell>
          <table:table-cell office:value-type="float" office:value="64.9" calcext:value-type="float">
            <text:p>64.9</text:p>
          </table:table-cell>
          <table:table-cell office:value-type="float" office:value="6.72" calcext:value-type="float">
            <text:p>6.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ntisphaerae</text:p>
          </table:table-cell>
          <table:table-cell office:value-type="string" calcext:value-type="string">
            <text:p>&gt;AM_2489_00887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89_02900 Methyl-accepting chemotaxis protein 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956</text:p>
          </table:table-cell>
          <table:table-cell office:value-type="float" office:value="51.51" calcext:value-type="float">
            <text:p>51.51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&gt;AM_2956_00492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56_0085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56_0137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956_01860 Methyl-accepting chemotaxis protein Mcp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AM_1259</text:p>
          </table:table-cell>
          <table:table-cell office:value-type="float" office:value="55.71" calcext:value-type="float">
            <text:p>55.71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ctomycetacia</text:p>
          </table:table-cell>
          <table:table-cell office:value-type="string" calcext:value-type="string">
            <text:p>&gt;AM_1259_01421 Swarming motility protein Swr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259_01654 Methyl-accepting chemotaxis protein 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1513</text:p>
          </table:table-cell>
          <table:table-cell office:value-type="float" office:value="91.86" calcext:value-type="float">
            <text:p>91.86</text:p>
          </table:table-cell>
          <table:table-cell office:value-type="float" office:value="4.26" calcext:value-type="float">
            <text:p>4.26</text:p>
          </table:table-cell>
          <table:table-cell office:value-type="float" office:value="31.58" calcext:value-type="float">
            <text:p>31.58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AM_1513_01739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1740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3996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1429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1735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4064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513_04710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3336</text:p>
          </table:table-cell>
          <table:table-cell office:value-type="float" office:value="95.22" calcext:value-type="float">
            <text:p>95.22</text:p>
          </table:table-cell>
          <table:table-cell office:value-type="float" office:value="4.08" calcext:value-type="float">
            <text:p>4.08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&gt;AM_3336_00033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0400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0425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050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0768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0826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02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05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190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455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622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70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74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179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116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121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308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432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496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50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663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72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749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973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2999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01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34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446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515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650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651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659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725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383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06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11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52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54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68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76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181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369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373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336_04471 Type IV pilus biogenesis factor PilY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1632</text:p>
          </table:table-cell>
          <table:table-cell office:value-type="float" office:value="99.98" calcext:value-type="float">
            <text:p>99.98</text:p>
          </table:table-cell>
          <table:table-cell office:value-type="float" office:value="3.94" calcext:value-type="float">
            <text:p>3.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&gt;AM_1632_03802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17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234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581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70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144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1733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2088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2971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370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53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836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926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943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95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984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04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044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04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048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12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388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4516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880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0881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1632_03491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719</text:p>
          </table:table-cell>
          <table:table-cell office:value-type="float" office:value="97.6" calcext:value-type="float">
            <text:p>97.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&gt;AM_2719_00115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3309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212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26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331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419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547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74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748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00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21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317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50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539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54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630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744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852 Methyl-accepting chemotaxis protein Pc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859 Methyl-accepting chemotaxis protein Mcp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86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1976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200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2355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235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237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2948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3306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3647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401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4338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4438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4655 Methyl-accepting chemotaxis protein Mcp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487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0848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3055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719_03115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3749</text:p>
          </table:table-cell>
          <table:table-cell office:value-type="float" office:value="97.63" calcext:value-type="float">
            <text:p>9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ulfovibrionaceae</text:p>
          </table:table-cell>
          <table:table-cell office:value-type="string" calcext:value-type="string">
            <text:p>&gt;AM_3749_0057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062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065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1130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1803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185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190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06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15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176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270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50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61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664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67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899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3193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0870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3749_02284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_2428</text:p>
          </table:table-cell>
          <table:table-cell office:value-type="float" office:value="91.28" calcext:value-type="float">
            <text:p>91.28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&gt;AM_2428_00298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045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0710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0744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092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083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437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43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561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647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677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715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746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836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1846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2284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015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557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68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788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889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3908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AM_2428_00706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1278</text:p>
          </table:table-cell>
          <table:table-cell office:value-type="float" office:value="96.33" calcext:value-type="float">
            <text:p>96.33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&gt;VK_1278_03487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278_01988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278_0339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278_04252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278_04253 Methyl-accepting chemotaxis protein II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2707</text:p>
          </table:table-cell>
          <table:table-cell office:value-type="float" office:value="66.08" calcext:value-type="float">
            <text:p>66.08</text:p>
          </table:table-cell>
          <table:table-cell office:value-type="float" office:value="7.54" calcext:value-type="float">
            <text:p>7.54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&gt;VK_2707_00621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707_0101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707_0102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707_01447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707_01362 Gliding motility lipoprotein Gld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3614</text:p>
          </table:table-cell>
          <table:table-cell office:value-type="float" office:value="96.7" calcext:value-type="float">
            <text:p>96.7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&gt;VK_3614_00602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1993</text:p>
          </table:table-cell>
          <table:table-cell office:value-type="float" office:value="53.87" calcext:value-type="float">
            <text:p>53.87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tisphaerae</text:p>
          </table:table-cell>
          <table:table-cell office:value-type="string" calcext:value-type="string">
            <text:p>&gt;VK_1993_00037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040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048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1459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1463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1808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1914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2190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2221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2386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3306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3676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3677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993_03803 Methyl-accepting chemotaxis protein 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2164</text:p>
          </table:table-cell>
          <table:table-cell office:value-type="float" office:value="98.43" calcext:value-type="float">
            <text:p>98.43</text:p>
          </table:table-cell>
          <table:table-cell office:value-type="float" office:value="3" calcext:value-type="float">
            <text:p>3</text:p>
          </table:table-cell>
          <table:table-cell office:value-type="float" office:value="61.54" calcext:value-type="float">
            <text:p>61.54</text:p>
          </table:table-cell>
          <table:table-cell table:style-name="ce1" office:value-type="string" calcext:value-type="string">
            <text:p>Rhodospirillaceae</text:p>
          </table:table-cell>
          <table:table-cell office:value-type="string" calcext:value-type="string">
            <text:p>&gt;VK_2164_0006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064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14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31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31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419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689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70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811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814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00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004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36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369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531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646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70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736 Methyl-accepting chemotaxis protein Pc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76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1891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14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26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276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278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302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354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355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504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772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856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02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02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172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173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233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296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32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379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395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411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41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415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420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3712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506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0872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164_02338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655</text:p>
          </table:table-cell>
          <table:table-cell office:value-type="float" office:value="98.63" calcext:value-type="float">
            <text:p>98.63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&gt;VK_655_0010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14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14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163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20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229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298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34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441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448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456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467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49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508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513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752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785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790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81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099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01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386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541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635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637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182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00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379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38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41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474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478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55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77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77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843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86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882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094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33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33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38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540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3594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033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209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232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331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37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498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590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601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617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471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544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655_02865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934</text:p>
          </table:table-cell>
          <table:table-cell office:value-type="float" office:value="99.35" calcext:value-type="float">
            <text:p>99.35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&gt;VK_934_00090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019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0216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137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150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081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12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349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66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87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875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110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20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281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93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939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407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459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1225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4668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0596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1177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1932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2227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804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934_03813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1303</text:p>
          </table:table-cell>
          <table:table-cell office:value-type="float" office:value="98.06" calcext:value-type="float">
            <text:p>98.06</text:p>
          </table:table-cell>
          <table:table-cell office:value-type="float" office:value="4.41" calcext:value-type="float">
            <text:p>4.41</text:p>
          </table:table-cell>
          <table:table-cell office:value-type="float" office:value="28.57" calcext:value-type="float">
            <text:p>28.57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&gt;VK_1303_0026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28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293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298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321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526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946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13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16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16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16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166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345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346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347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349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41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944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12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281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34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348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55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559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630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76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81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022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173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24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498 Methyl-accepting chemotaxis protein Mc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499 Methyl-accepting chemotaxis protein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530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56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56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763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77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062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36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432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57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992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401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3567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0956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1831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714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2743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106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1303_04115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3621</text:p>
          </table:table-cell>
          <table:table-cell office:value-type="float" office:value="98.79" calcext:value-type="float">
            <text:p>98.79</text:p>
          </table:table-cell>
          <table:table-cell office:value-type="float" office:value="1.79" calcext:value-type="float">
            <text:p>1.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sulfobulbaceae</text:p>
          </table:table-cell>
          <table:table-cell office:value-type="string" calcext:value-type="string">
            <text:p>&gt;VK_3621_00100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0496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0776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0793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0829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1204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151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175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2455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273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311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3175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3920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4015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4153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445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4458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4461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1296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1297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3621_03423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K_2533</text:p>
          </table:table-cell>
          <table:table-cell office:value-type="float" office:value="50.88" calcext:value-type="float">
            <text:p>50.88</text:p>
          </table:table-cell>
          <table:table-cell office:value-type="float" office:value="3.51" calcext:value-type="float">
            <text:p>3.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VK_2533_0051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533_00727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533_0123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533_01559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VK_2533_01741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1306</text:p>
          </table:table-cell>
          <table:table-cell office:value-type="float" office:value="69.32" calcext:value-type="float">
            <text:p>69.32</text:p>
          </table:table-cell>
          <table:table-cell office:value-type="float" office:value="2.38" calcext:value-type="float">
            <text:p>2.38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Chlorobiaceae</text:p>
          </table:table-cell>
          <table:table-cell office:value-type="string" calcext:value-type="string">
            <text:p>&gt;MJ_1306_00872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1608</text:p>
          </table:table-cell>
          <table:table-cell office:value-type="float" office:value="86.03" calcext:value-type="float">
            <text:p>86.03</text:p>
          </table:table-cell>
          <table:table-cell office:value-type="float" office:value="7.75" calcext:value-type="float">
            <text:p>7.75</text:p>
          </table:table-cell>
          <table:table-cell office:value-type="float" office:value="54.55" calcext:value-type="float">
            <text:p>54.55</text:p>
          </table:table-cell>
          <table:table-cell table:style-name="ce1" office:value-type="string" calcext:value-type="string">
            <text:p>Chlorobiaceae</text:p>
          </table:table-cell>
          <table:table-cell office:value-type="string" calcext:value-type="string">
            <text:p>&gt;MJ_1608_02300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745</text:p>
          </table:table-cell>
          <table:table-cell office:value-type="float" office:value="97.8" calcext:value-type="float">
            <text:p>97.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Chlorobiaceae</text:p>
          </table:table-cell>
          <table:table-cell office:value-type="string" calcext:value-type="string">
            <text:p>&gt;MJ_745_01881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877</text:p>
          </table:table-cell>
          <table:table-cell office:value-type="float" office:value="95.51" calcext:value-type="float">
            <text:p>95.51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usimicrobia</text:p>
          </table:table-cell>
          <table:table-cell office:value-type="string" calcext:value-type="string">
            <text:p>&gt;MJ_877_02140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520 </text:p>
          </table:table-cell>
          <table:table-cell office:value-type="float" office:value="63.83" calcext:value-type="float">
            <text:p>63.8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lusimicrobia</text:p>
          </table:table-cell>
          <table:table-cell office:value-type="string" calcext:value-type="string">
            <text:p>&gt;MJ_520_01129 Swarming motility regulation protein RssB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897</text:p>
          </table:table-cell>
          <table:table-cell office:value-type="float" office:value="96.24" calcext:value-type="float">
            <text:p>96.24</text:p>
          </table:table-cell>
          <table:table-cell office:value-type="float" office:value="1.45" calcext:value-type="float">
            <text:p>1.45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Geobacteraceae</text:p>
          </table:table-cell>
          <table:table-cell office:value-type="string" calcext:value-type="string">
            <text:p>&gt;MJ_897_01312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1568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2591 Swarming motility protein Swr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0331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1250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1459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1734 Methyl-accepting chemotaxis protein Pc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217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0015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0018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0205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897_01045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432</text:p>
          </table:table-cell>
          <table:table-cell office:value-type="float" office:value="95.23" calcext:value-type="float">
            <text:p>95.23</text:p>
          </table:table-cell>
          <table:table-cell office:value-type="float" office:value="4.8" calcext:value-type="float">
            <text:p>4.8</text:p>
          </table:table-cell>
          <table:table-cell office:value-type="float" office:value="75.86" calcext:value-type="float">
            <text:p>75.86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MJ_432_0025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077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078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0981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0787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0866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1150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32_01362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J_979 </text:p>
          </table:table-cell>
          <table:table-cell office:value-type="float" office:value="96.89" calcext:value-type="float">
            <text:p>96.89</text:p>
          </table:table-cell>
          <table:table-cell office:value-type="float" office:value="2.89" calcext:value-type="float">
            <text:p>2.89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&gt;MJ_979_00105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0523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080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016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197 Methyl-accepting chemotaxis protein Mc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270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289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34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903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913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965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011 Methyl-accepting chemotaxis protein Mc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265 Methyl-accepting chemotaxis protein Mcp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496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79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828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83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993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3009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3055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0834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1314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009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2911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979_03533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MJ_419</text:p>
          </table:table-cell>
          <table:table-cell office:value-type="float" office:value="88.96" calcext:value-type="float">
            <text:p>88.96</text:p>
          </table:table-cell>
          <table:table-cell office:value-type="float" office:value="2.46" calcext:value-type="float">
            <text:p>2.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&gt;MJ_419_00069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219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412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449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454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645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862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992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078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605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766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870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884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0474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042 Swarming motility regulation protein Rss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512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MJ_419_01525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564</text:p>
          </table:table-cell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.7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YR_564_00422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0084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026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055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0758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221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551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707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75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91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564_01036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YR_4056</text:p>
          </table:table-cell>
          <table:table-cell office:value-type="float" office:value="86.68" calcext:value-type="float">
            <text:p>86.68</text:p>
          </table:table-cell>
          <table:table-cell office:value-type="float" office:value="2.85" calcext:value-type="float">
            <text:p>2.8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&gt;YR_4056_01350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212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291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340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395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409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460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609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716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817 Methyl-accepting chemotaxis protein Mcp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0945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047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147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169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314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480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529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55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562 Methyl-accepting chemotaxis protein Pc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636 Methyl-accepting chemotaxis protein Pc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718 Methyl-accepting chemotaxis protein Ct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911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914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957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046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083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115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396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443 Methyl-accepting chemotaxis protein Pc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2680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4056_01849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2063</text:p>
          </table:table-cell>
          <table:table-cell office:value-type="float" office:value="87.33" calcext:value-type="float">
            <text:p>87.33</text:p>
          </table:table-cell>
          <table:table-cell office:value-type="float" office:value="3.92" calcext:value-type="float">
            <text:p>3.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YR_2063_02275 Swarming motility regulation sensor protein Rss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1400</text:p>
          </table:table-cell>
          <table:table-cell office:value-type="float" office:value="76.31" calcext:value-type="float">
            <text:p>76.31</text:p>
          </table:table-cell>
          <table:table-cell office:value-type="float" office:value="1.44" calcext:value-type="float">
            <text:p>1.44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Rhodocyclaceae</text:p>
          </table:table-cell>
          <table:table-cell office:value-type="string" calcext:value-type="string">
            <text:p>&gt;YR_1400_01781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012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0888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0933 Methyl-accepting chemotaxis protein I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141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467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587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804 Methyl-accepting chemotaxis protein Mcp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81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830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895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2365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2392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2584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2663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1603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400_02131 Type IV pilus biogenesis factor PilY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1830</text:p>
          </table:table-cell>
          <table:table-cell office:value-type="float" office:value="69.48" calcext:value-type="float">
            <text:p>69.48</text:p>
          </table:table-cell>
          <table:table-cell office:value-type="float" office:value="3.98" calcext:value-type="float">
            <text:p>3.98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&gt;YR_1830_01457 Swarming motility protein Swr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1256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1259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1298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1309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0220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0408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0785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1830_01030 Type IV pilus biogenesis factor PilY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2437</text:p>
          </table:table-cell>
          <table:table-cell office:value-type="float" office:value="93.41" calcext:value-type="float">
            <text:p>93.41</text:p>
          </table:table-cell>
          <table:table-cell office:value-type="float" office:value="3.71" calcext:value-type="float">
            <text:p>3.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&gt;YR_2437_00436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202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2387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3376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0146 Type 4 prepilin-like proteins leader peptide-processing enzy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0213 Type IV pilus biogenesis factor Pil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3072 Type IV pilus biogenesis and competence protein Pil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2437_03290 Type IV pilus biogenesis and competence protein Pil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R_3631</text:p>
          </table:table-cell>
          <table:table-cell office:value-type="float" office:value="99.19" calcext:value-type="float">
            <text:p>99.19</text:p>
          </table:table-cell>
          <table:table-cell office:value-type="float" office:value="3.29" calcext:value-type="float">
            <text:p>3.29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&gt;YR_3631_00035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1573 Swarming motility regulation sensor protein Rs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096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101 Methyl-accepting chemotaxis protein Ct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397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534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698 Methyl-accepting chemotaxis protein Mcp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0778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1129 Methyl-accepting chemotaxis protein Mc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1153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135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2015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2277 Methyl-accepting chemotaxis protein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2374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2485 Methyl-accepting chemotaxis protein Mcp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2553 Methyl-accepting chemotaxis protein 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YR_3631_01649 Type 4 prepilin-like proteins leader peptide-processing enzy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2217</text:p>
          </table:table-cell>
          <table:table-cell office:value-type="float" office:value="59.39" calcext:value-type="float">
            <text:p>59.39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&gt;KR_2217_00067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217_02579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217_02762 Methyl-accepting chemotaxis protein 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2191</text:p>
          </table:table-cell>
          <table:table-cell office:value-type="float" office:value="97.69" calcext:value-type="float">
            <text:p>97.69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halococcoidales</text:p>
          </table:table-cell>
          <table:table-cell office:value-type="string" calcext:value-type="string">
            <text:p>&gt;KR_2191_00232 Methyl-accepting chemotaxis protein Mcp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2965</text:p>
          </table:table-cell>
          <table:table-cell office:value-type="float" office:value="71.35" calcext:value-type="float">
            <text:p>71.35</text:p>
          </table:table-cell>
          <table:table-cell office:value-type="float" office:value="1.07" calcext:value-type="float">
            <text:p>1.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lusimicrobia</text:p>
          </table:table-cell>
          <table:table-cell office:value-type="string" calcext:value-type="string">
            <text:p>&gt;KR_2965_01125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2974</text:p>
          </table:table-cell>
          <table:table-cell office:value-type="float" office:value="66.41" calcext:value-type="float">
            <text:p>66.41</text:p>
          </table:table-cell>
          <table:table-cell office:value-type="float" office:value="4.77" calcext:value-type="float">
            <text:p>4.77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Lentisphaerae</text:p>
          </table:table-cell>
          <table:table-cell office:value-type="string" calcext:value-type="string">
            <text:p>&gt;KR_2974_00306 Methyl-accepting chemotaxis protein Pct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974_03001 Methyl-accepting chemotaxis protein Mc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974_03247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974_00307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974_00308 Gliding motility regulatory prote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2052</text:p>
          </table:table-cell>
          <table:table-cell office:value-type="float" office:value="39.37" calcext:value-type="float">
            <text:p>39.37</text:p>
          </table:table-cell>
          <table:table-cell office:value-type="float" office:value="0.97" calcext:value-type="float">
            <text:p>0.97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&gt;KR_2052_00214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052_00364 Methyl-accepting chemotaxis protein Mcp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052_0086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052_01298 Methyl-accepting chemotaxis protein Mcp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2052_01341 Methyl-accepting chemotaxis protein Mcp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962</text:p>
          </table:table-cell>
          <table:table-cell office:value-type="float" office:value="60.39" calcext:value-type="float">
            <text:p>60.39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esulfobacteraceae</text:p>
          </table:table-cell>
          <table:table-cell office:value-type="string" calcext:value-type="string">
            <text:p>&gt;KR_962_01115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1593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1622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1769 Methyl-accepting chemotaxis protein I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1770 Methyl-accepting chemotaxis protein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1819 Methyl-accepting chemotaxis protein I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2195 Methyl-accepting chemotaxis protein 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962_03017 Methyl-accepting chemotaxis protein 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3413</text:p>
          </table:table-cell>
          <table:table-cell office:value-type="float" office:value="57.35" calcext:value-type="float">
            <text:p>57.35</text:p>
          </table:table-cell>
          <table:table-cell office:value-type="float" office:value="2.2" calcext:value-type="float">
            <text:p>2.2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Methylococcaceae</text:p>
          </table:table-cell>
          <table:table-cell office:value-type="string" calcext:value-type="string">
            <text:p>&gt;KR_3413_01286 Swarming motility protein Swr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R_3451</text:p>
          </table:table-cell>
          <table:table-cell office:value-type="float" office:value="85.43" calcext:value-type="float">
            <text:p>85.43</text:p>
          </table:table-cell>
          <table:table-cell office:value-type="float" office:value="8.33" calcext:value-type="float">
            <text:p>8.33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&gt;KR_3451_01308 Mutual gliding-motility protein M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3451_04301 Gliding motility regulatory prote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3451_03839 Putative methyl-accepting chemotaxis protein Yo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KR_3451_04307 Methyl-accepting chemotaxis protein Mc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3:05:38.910791983</meta:creation-date>
    <dc:date>2019-07-25T13:47:21.670290610</dc:date>
    <meta:editing-duration>PT1H59M45S</meta:editing-duration>
    <meta:editing-cycles>7</meta:editing-cycles>
    <meta:generator>LibreOffice/5.1.6.2$Linux_X86_64 LibreOffice_project/10m0$Build-2</meta:generator>
    <meta:document-statistic meta:table-count="1" meta:cell-count="890" meta:object-count="0"/>
  </office:meta>
</office:document-meta>
</file>